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55pt"/>
    </style:style>
    <style:style style:name="co2" style:family="table-column">
      <style:table-column-properties fo:break-before="auto" style:column-width="5.56pt"/>
    </style:style>
    <style:style style:name="co3" style:family="table-column">
      <style:table-column-properties fo:break-before="auto" style:column-width="107.26pt"/>
    </style:style>
    <style:style style:name="co4" style:family="table-column">
      <style:table-column-properties fo:break-before="auto" style:column-width="26.65pt"/>
    </style:style>
    <style:style style:name="co5" style:family="table-column">
      <style:table-column-properties fo:break-before="auto" style:column-width="113.36pt"/>
    </style:style>
    <style:style style:name="co6" style:family="table-column">
      <style:table-column-properties fo:break-before="auto" style:column-width="177.2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41pt" fo:break-before="auto" style:use-optimal-row-height="true"/>
    </style:style>
    <style:style style:name="ro3" style:family="table-row">
      <style:table-row-properties style:row-height="34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BOM_OIBUS_MOSFET_driver_module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row table:style-name="ro1">
          <table:table-cell table:number-columns-repeated="2"/>
          <table:table-cell table:style-name="ce2" office:value-type="string" calcext:value-type="string">
            <text:p>OIBUS MOSFET BO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/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ignation</text:p>
          </table:table-cell>
          <table:table-cell table:style-name="ce4" office:value-type="string" calcext:value-type="string">
            <text:p>Designator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C_06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p</text:p>
          </table:table-cell>
          <table:table-cell table:style-name="ce4" office:value-type="string" calcext:value-type="string">
            <text:p>C8,C7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Crystal_SMD_SeikoEpson_FA238-4pin_3.2x2.5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6M</text:p>
          </table:table-cell>
          <table:table-cell table:style-name="ce4" office:value-type="string" calcext:value-type="string">
            <text:p>Y1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DIOM5025X231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D9,D1,D3,D5,D7,D11,D13,D15,D19,D2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P_Elec_6.3x7.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u Elko</text:p>
          </table:table-cell>
          <table:table-cell table:style-name="ce4" office:value-type="string" calcext:value-type="string">
            <text:p>C1,C2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C_060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00n</text:p>
          </table:table-cell>
          <table:table-cell table:style-name="ce4" office:value-type="string" calcext:value-type="string">
            <text:p>C5,C6,C9,C10,C11,C12,C13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C_06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u</text:p>
          </table:table-cell>
          <table:table-cell table:style-name="ce4" office:value-type="string" calcext:value-type="string">
            <text:p>C14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C_06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n</text:p>
          </table:table-cell>
          <table:table-cell table:style-name="ce4" office:value-type="string" calcext:value-type="string">
            <text:p>C15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SOT-323_SC-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_TVS_x2_AAC</text:p>
          </table:table-cell>
          <table:table-cell table:style-name="ce4" office:value-type="string" calcext:value-type="string">
            <text:p>D17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D_SOD-1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D18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SAMTEC_SSQ-126-22-G-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IBUS_104.1_CONN_A</text:p>
          </table:table-cell>
          <table:table-cell table:style-name="ce4" office:value-type="string" calcext:value-type="string">
            <text:p>H1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SAMTEC_SSQ-126-22-G-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IBUS_104.1_CONN_B</text:p>
          </table:table-cell>
          <table:table-cell table:style-name="ce4" office:value-type="string" calcext:value-type="string">
            <text:p>H2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MountingHole_3.2mm_M3_DIN965_Pa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ountingHole_Pad</text:p>
          </table:table-cell>
          <table:table-cell table:style-name="ce4" office:value-type="string" calcext:value-type="string">
            <text:p>H3,H4,H5,H6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string" calcext:value-type="string">
            <text:p>Pin_Header_Angled_1x06_Pitch2.54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WD</text:p>
          </table:table-cell>
          <table:table-cell table:style-name="ce4" office:value-type="string" calcext:value-type="string">
            <text:p>J1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string" calcext:value-type="string">
            <text:p>Pin_Header_Angled_1x02_Pitch2.54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ART</text:p>
          </table:table-cell>
          <table:table-cell table:style-name="ce4" office:value-type="string" calcext:value-type="string">
            <text:p>J2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SHDR2W80P0X381_1X2_900X920X725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+</text:p>
          </table:table-cell>
          <table:table-cell table:style-name="ce4" office:value-type="string" calcext:value-type="string">
            <text:p>J4,J5,J6,J7,J8,J9,J10,J11,J12,J13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SolderJumper-3_P1.3mm_Open_RoundedPad1.0x1.5m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olderJumper_3_Open</text:p>
          </table:table-cell>
          <table:table-cell table:style-name="ce4" office:value-type="string" calcext:value-type="string">
            <text:p>JP1,JP2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R_06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olderJumper_2_Open</text:p>
          </table:table-cell>
          <table:table-cell table:style-name="ce4" office:value-type="string" calcext:value-type="string">
            <text:p>JP3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L_08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uH</text:p>
          </table:table-cell>
          <table:table-cell table:style-name="ce4" office:value-type="string" calcext:value-type="string">
            <text:p>L1</text:p>
          </table:table-cell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LED_060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ED</text:p>
          </table:table-cell>
          <table:table-cell table:style-name="ce4" office:value-type="string" calcext:value-type="string">
            <text:p>LED1,LED2,LED3,LED4,LED5,LED6,LED7,LED8,LED9,LED10,LED11</text:p>
          </table:table-cell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R_06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4K7</text:p>
          </table:table-cell>
          <table:table-cell table:style-name="ce4" office:value-type="string" calcext:value-type="string">
            <text:p>R1,R3,R5,R7,R9,R11,R13,R15,R28,R29</text:p>
          </table:table-cell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string" calcext:value-type="string">
            <text:p>R_06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8K</text:p>
          </table:table-cell>
          <table:table-cell table:style-name="ce4" office:value-type="string" calcext:value-type="string">
            <text:p>R2,R4,R6,R8,R10,R12,R14,R16,R30,R31</text:p>
          </table:table-cell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string" calcext:value-type="string">
            <text:p>R_06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K5</text:p>
          </table:table-cell>
          <table:table-cell table:style-name="ce4" office:value-type="string" calcext:value-type="string">
            <text:p>R17,R18,R19,R20,R21,R22,R23,R24,R32,R3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string" calcext:value-type="string">
            <text:p>R_12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4" office:value-type="string" calcext:value-type="string">
            <text:p>R25,R26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R_06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0" calcext:value-type="float">
            <text:p>330</text:p>
          </table:table-cell>
          <table:table-cell table:style-name="ce4" office:value-type="string" calcext:value-type="string">
            <text:p>R27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SOT95P280X90-6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MG6402LVT</text:p>
          </table:table-cell>
          <table:table-cell table:style-name="ce4" office:value-type="string" calcext:value-type="string">
            <text:p>T1,T2,T3,T4,T5,T6,T7,T8,T9,T10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string" calcext:value-type="string">
            <text:p>SOT-23-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AN330</text:p>
          </table:table-cell>
          <table:table-cell table:style-name="ce4" office:value-type="string" calcext:value-type="string">
            <text:p>U9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LQFP-48_7x7mm_P0.5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M32F303CCTx</text:p>
          </table:table-cell>
          <table:table-cell table:style-name="ce4" office:value-type="string" calcext:value-type="string">
            <text:p>U10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string" calcext:value-type="string">
            <text:p>MOLEX_172310-12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V - 24V, Molex Ultrafit</text:p>
          </table:table-cell>
          <table:table-cell table:style-name="ce4" office:value-type="string" calcext:value-type="string">
            <text:p>J3</text:p>
          </table:table-cell>
        </table:table-row>
        <table:table-row table:style-name="ro3"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string" calcext:value-type="string">
            <text:p>R_0603_1608Metric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0 OHM</text:p>
          </table:table-cell>
          <table:table-cell table:style-name="ce4" office:value-type="string" calcext:value-type="string">
            <text:p>JP4,JP6,JP7,JP8,JP13,JP14,JP15,JP16,JP21,JP22,JP23,JP24,JP25,JP26,JP27,JP28,JP29,JP17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string" calcext:value-type="string">
            <text:p>R_0603_1608Metri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olderJumper_2_Open</text:p>
          </table:table-cell>
          <table:table-cell table:style-name="ce4" office:value-type="string" calcext:value-type="string">
            <text:p>JP5,JP9,JP10,JP11,JP12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string" calcext:value-type="string">
            <text:p>SOIC127P700X220-4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LP291</text:p>
          </table:table-cell>
          <table:table-cell table:style-name="ce4" office:value-type="string" calcext:value-type="string">
            <text:p>U1,U2,U3,U4,U5,U6,U7,U8,U11,U12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string" calcext:value-type="string">
            <text:p>Fiducial_1mm_Dia_2mm_Out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iducial</text:p>
          </table:table-cell>
          <table:table-cell table:style-name="ce4" office:value-type="string" calcext:value-type="string">
            <text:p>FID1,FID2,FID3,FID4</text:p>
          </table:table-cell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string" calcext:value-type="string">
            <text:p>D_SOT-23_ANK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_Zener</text:p>
          </table:table-cell>
          <table:table-cell table:style-name="ce4" office:value-type="string" calcext:value-type="string">
            <text:p>D2,D4,D6,D8,D10,D12,D14,D16,D21,D22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office:value-type="string" calcext:value-type="string">
            <text:p>JST_GH_SM04B-GHS-TB_04x1.25mm_Angle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AVCAN JST GH</text:p>
          </table:table-cell>
          <table:table-cell table:style-name="ce4" office:value-type="string" calcext:value-type="string">
            <text:p>J14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string" calcext:value-type="string">
            <text:p>octanis_instruments_log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GO</text:p>
          </table:table-cell>
          <table:table-cell table:style-name="ce4" office:value-type="string" calcext:value-type="string">
            <text:p>G***</text:p>
          </table:table-cell>
        </table:table-row>
        <table:table-row table:style-name="ro1" table:number-rows-repeated="104853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3T00:16:25.430484483</dc:date>
    <dc:creator>Raffael Tschui</dc:creator>
    <meta:editing-duration>PT3H28M26S</meta:editing-duration>
    <meta:editing-cycles>2</meta:editing-cycles>
    <meta:generator>LibreOffice/6.0.6.2$MacOSX_X86_64 LibreOffice_project/0c292870b25a325b5ed35f6b45599d2ea4458e77</meta:generator>
    <meta:printed-by>Raffael Tschui</meta:printed-by>
    <meta:print-date>2019-04-12T20:42:26.254788823</meta:print-date>
    <meta:document-statistic meta:table-count="1" meta:cell-count="181" meta:object-count="0"/>
  </office:meta>
</office:document-meta>
</file>